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'tis almost time to depa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made all necessary preparations?”</text:p>
          </table:table-cell>
          <table:table-cell table:number-columns-repeated="1020"/>
        </table:table-row>
        <table:table-row>
          <table:table-cell table:style-name="ce0" office:value-type="string">
            <text:p>うむ。　熾天宮の視察であ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 have been waiting for this trip to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style-name="ce0"/>
          <table:table-cell table:style-name="ce0"/>
          <table:table-cell table:style-name="ce0" office:value-type="string">
            <text:p>I am ready at any time. And our means of
transport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A carriage is waiting for us. It shall take us
as far as Hyamu tunne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proceed on foot once we
arrive at the tunnel. Your aides and I will
accompany you through the demon ho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we have left the tunnel, the Heavenly
Palace is a mere short walk along the road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では出発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Then, let us be off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